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14_ecb" table:style-name="ta1">
        <table:shapes>
          <draw:frame draw:z-index="0" draw:style-name="gr1" draw:text-style-name="P1" svg:width="22.052cm" svg:height="13.972cm" svg:x="2.037cm" svg:y="112.092cm">
            <draw:object draw:notify-on-update-of-ranges="data_14_ecb.B1:data_14_ecb.B2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59" calcext:value-type="float">
            <text:p>38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77" calcext:value-type="float">
            <text:p>38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812" calcext:value-type="float">
            <text:p>38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852" calcext:value-type="float">
            <text:p>38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877" calcext:value-type="float">
            <text:p>387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886" calcext:value-type="float">
            <text:p>388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810" calcext:value-type="float">
            <text:p>381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898" calcext:value-type="float">
            <text:p>389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87" calcext:value-type="float">
            <text:p>388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877" calcext:value-type="float">
            <text:p>387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45" calcext:value-type="float">
            <text:p>12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9T11:10:48.778737094</dc:date>
    <meta:editing-duration>PT12M20S</meta:editing-duration>
    <meta:editing-cycles>1</meta:editing-cycles>
    <meta:document-statistic meta:table-count="1" meta:cell-count="512" meta:object-count="1"/>
    <meta:generator>LibreOffice/7.3.5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053cm" svg:height="13.973cm" xlink:href=".." xlink:type="simple" chart:class="chart:bar" chart:style-name="ch1">
        <chart:title svg:x="7.583cm" svg:y="0.415cm" chart:style-name="ch2">
          <text:p>Histogramme imageMedicale.pgm</text:p>
        </chart:title>
        <chart:subtitle svg:x="9.368cm" svg:y="1.473cm" chart:style-name="ch3">
          <text:p>cryptée avec ECB</text:p>
        </chart:subtitle>
        <chart:plot-area chart:style-name="ch4" table:cell-range-address="data_14_ecb.B1:data_14_ecb.B256" chart:data-source-has-labels="row" svg:x="1.452cm" svg:y="2.435cm" svg:width="20.16cm" svg:height="10.278cm">
          <chart:coordinate-region svg:x="2.444cm" svg:y="2.634cm" svg:width="19.168cm" svg:height="9.155cm"/>
          <chart:axis chart:dimension="x" chart:name="primary-x" chart:style-name="ch5">
            <chart:title svg:x="10.932cm" svg:y="12.992cm" chart:style-name="ch6">
              <text:p>nuance</text:p>
            </chart:title>
          </chart:axis>
          <chart:axis chart:dimension="y" chart:name="primary-y" chart:style-name="ch7">
            <chart:title svg:x="0.451cm" svg:y="8.332cm" chart:style-name="ch8">
              <text:p>nb_pixels</text:p>
            </chart:title>
            <chart:grid chart:style-name="ch9" chart:class="major"/>
          </chart:axis>
          <chart:series chart:style-name="ch10" chart:values-cell-range-address="data_14_ecb.B1:data_14_ecb.B256" loext:label-string="pixel" chart:class="chart:bar">
            <chart:data-point chart:repeated="2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xe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9">
                <text:p>819</text:p>
                <draw:g>
                  <svg:desc>data_14_ecb.B1:data_14_ecb.B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77">
                <text:p>38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12">
                <text:p>38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52">
                <text:p>38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77">
                <text:p>38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908">
                <text:p>69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877">
                <text:p>38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45">
                <text:p>1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